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59.1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211pt" fo:font-weight="bold" style:font-size-asian="211pt" style:font-weight-asian="bold" style:font-size-complex="211pt" style:font-weight-complex="bold"/>
    </style:style>
    <style:style style:name="T2" style:family="text">
      <style:text-properties fo:font-size="227.5pt" fo:font-weight="bold" style:font-size-asian="227.5pt" style:font-weight-asian="bold" style:font-size-complex="22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3.1cm" svg:height="59.4cm" svg:x="1cm" svg:y="0cm">
          <draw:text-box>
            <text:p text:style-name="P1"><text:span text:style-name="T1">„</text:span><text:span text:style-name="T1">Akanamistų“</text:span><text:span text:style-name="T1"><text:line-break/></text:span><text:span text:style-name="T1"> </text:span><text:span text:style-name="T2">NEKOMPETENCIJAI</text:span></text:p>
            <text:p text:style-name="P1"><text:span text:style-name="T1">ne vieta </text:span></text:p>
            <text:p text:style-name="P1"><text:span text:style-name="T1">viešame eteryje</text:span><text:span text:style-name="T1"><text:line-break/></text:span><text:span text:style-name="T1">(Delfi / 15min / LRT /...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1T14:02:24.326039240</meta:creation-date>
    <dc:date>2020-02-12T17:15:35.173555011</dc:date>
    <meta:editing-duration>PT2H17M</meta:editing-duration>
    <meta:editing-cycles>3</meta:editing-cycles>
    <meta:generator>LibreOffice/6.3.4.2$Linux_X86_64 LibreOffice_project/30$Build-2</meta:generator>
    <meta:document-statistic meta:object-count="1"/>
  </office:meta>
</office:document-meta>
</file>